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WW8Num2">
      <loext:graphic-properties draw:fill="solid" draw:fill-color="#ffffff"/>
      <style:paragraph-properties fo:margin-left="1.247cm" fo:margin-right="0cm" fo:margin-top="0.423cm" fo:margin-bottom="0.423cm" loext:contextual-spacing="false" fo:line-height="137%" fo:text-indent="-0.499cm" style:auto-text-indent="false" fo:background-color="transparent" style:writing-mode="lr-tb">
        <style:tab-stops>
          <style:tab-stop style:position="1.247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8106" style:font-size-asian="12pt" style:font-style-asian="normal" style:font-weight-asian="normal" style:font-name-complex="Arial"/>
    </style:style>
    <style:style style:name="P2" style:family="paragraph" style:parent-style-name="Text_20_body" style:list-style-name="WW8Num3">
      <loext:graphic-properties draw:fill="solid" draw:fill-color="#ffffff"/>
      <style:paragraph-properties fo:margin-left="1.247cm" fo:margin-right="0cm" fo:margin-top="0.423cm" fo:margin-bottom="0cm" loext:contextual-spacing="false" fo:line-height="137%" fo:text-indent="-0.499cm" style:auto-text-indent="false" fo:background-color="transparent" style:writing-mode="lr-tb">
        <style:tab-stops>
          <style:tab-stop style:position="1.247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8106" style:font-size-asian="12pt" style:font-style-asian="normal" style:font-weight-asian="normal" style:font-name-complex="Arial"/>
    </style:style>
    <style:style style:name="P3" style:family="paragraph" style:parent-style-name="Text_20_body" style:list-style-name="WW8Num3">
      <loext:graphic-properties draw:fill="solid" draw:fill-color="#ffffff"/>
      <style:paragraph-properties fo:margin-left="1.247cm" fo:margin-right="0cm" fo:margin-top="0cm" fo:margin-bottom="0cm" loext:contextual-spacing="false" fo:line-height="137%" fo:text-indent="-0.499cm" style:auto-text-indent="false" fo:background-color="transparent" style:writing-mode="lr-tb">
        <style:tab-stops>
          <style:tab-stop style:position="1.247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8106" style:font-size-asian="12pt" style:font-style-asian="normal" style:font-weight-asian="normal" style:font-name-complex="Arial"/>
    </style:style>
    <style:style style:name="P4" style:family="paragraph" style:parent-style-name="Text_20_body">
      <style:paragraph-properties fo:margin-top="0.423cm" fo:margin-bottom="0.247cm" loext:contextual-spacing="false" fo:line-height="137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8106" style:font-size-asian="12pt" style:font-style-asian="normal" style:font-weight-asian="normal" style:font-name-complex="Arial"/>
    </style:style>
    <style:style style:name="T1" style:family="text">
      <style:text-properties officeooo:rsid="00048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e Case: Create a new risk analysis</text:p>
      <text:p text:style-name="P4">Actor: Risk analyst</text:p>
      <text:p text:style-name="P4">Post-conditions:</text:p>
      <text:list xml:id="list901893880" text:style-name="WW8Num2">
        <text:list-item>
          <text:p text:style-name="P1">The risk analyst prepares the categories: risk, probability, consequence, priority, revised probability &amp; revised consequence.</text:p>
        </text:list-item>
      </text:list>
      <text:p text:style-name="P4">Normal flow:</text:p>
      <text:list xml:id="list3748377023" text:style-name="WW8Num3">
        <text:list-item>
          <text:p text:style-name="P2">The risk analyst <text:span text:style-name="T1">ask</text:span> the program to make new risk analysis.</text:p>
        </text:list-item>
        <text:list-item>
          <text:p text:style-name="P3">The program asks for a name for the new risk analysis.</text:p>
        </text:list-item>
        <text:list-item>
          <text:p text:style-name="P3">The risk analyst <text:span text:style-name="T1">defines </text:span>a name.</text:p>
        </text:list-item>
        <text:list-item>
          <text:p text:style-name="P3">The risk analyst adds the prepared risks as risk entries.</text:p>
        </text:list-item>
        <text:list-item>
          <text:p text:style-name="P3">If the entered data can be used to calculate a potential consequences the program will do the calculation.</text:p>
        </text:list-item>
        <text:list-item>
          <text:p text:style-name="P3">The program will auto order risk entries based on probabili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4:26:44.425238159</meta:creation-date>
    <dc:date>2019-10-31T14:38:16.220941596</dc:date>
    <meta:editing-duration>PT1M21S</meta:editing-duration>
    <meta:editing-cycles>1</meta:editing-cycles>
    <meta:document-statistic meta:table-count="0" meta:image-count="0" meta:object-count="0" meta:page-count="1" meta:paragraph-count="11" meta:word-count="101" meta:character-count="592" meta:non-whitespace-character-count="509"/>
    <meta:generator>LibreOffice/6.2.8.2$Linux_X86_64 LibreOffice_project/20$Build-2</meta:generator>
  </office:meta>
</office:document-meta>
</file>